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oss-Eyed</text:p>
      <text:p text:style-name="Standard"/>
      <text:p text:style-name="Standard">Harry is doing a simple addition in his tree house one day. Harry never adds the numbers incorrectly, but he copies down the numbers incorrectly. Sometimes Harry gets a bit cross-eyed and mistakes a “5” for a “6” and “6” for a “5”.</text:p>
      <text:p text:style-name="Standard"/>
      <text:p text:style-name="Standard">Given two integers between 1 and 1,000,000, calculate the minimum and maximum possible sum that Harry can get (taking into account his cross-eyedness). </text:p>
      <text:p text:style-name="Standard"/>
      <text:p text:style-name="Standard">INPUT FORMAT</text:p>
      <text:p text:style-name="Standard"/>
      <text:p text:style-name="Standard">Line of input: positive integers A and B (1 &lt;= A, B &lt;= 1,000,000).</text:p>
      <text:p text:style-name="Standard"/>
      <text:p text:style-name="Standard">OUTPUT FORMAT</text:p>
      <text:p text:style-name="Standard"/>
      <text:p text:style-name="Standard">Line of input: print two space separated integers, the minimum and maximum sum that Harry can get.</text:p>
      <text:p text:style-name="Standard"/>
      <text:p text:style-name="Standard">SAMPLE INPUT</text:p>
      <text:p text:style-name="Standard"/>
      <text:p text:style-name="Standard">53 72</text:p>
      <text:p text:style-name="Standard">67 3130</text:p>
      <text:p text:style-name="Standard">456 575</text:p>
      <text:p text:style-name="Standard">SAMPLE OUTPUT</text:p>
      <text:p text:style-name="Standard"/>
      <text:p text:style-name="Standard">125 135</text:p>
      <text:p text:style-name="Standard">3187 3197</text:p>
      <text:p text:style-name="Standard">1030 1142</text:p>
      <text:p text:style-name="Standard">(You will read a pair of numbers and output a pair of numbers. Here it is given 3 different examples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9T18:40:07.478000000</meta:creation-date>
    <dc:date>2022-07-09T18:40:32.492000000</dc:date>
    <meta:editing-duration>PT25S</meta:editing-duration>
    <meta:editing-cycles>1</meta:editing-cycles>
    <meta:document-statistic meta:table-count="0" meta:image-count="0" meta:object-count="0" meta:page-count="1" meta:paragraph-count="16" meta:word-count="138" meta:character-count="753" meta:non-whitespace-character-count="630"/>
    <meta:generator>LibreOffice/5.4.6.2$Windows_X86_64 LibreOffice_project/4014ce260a04f1026ba855d3b8d91541c224eab8</meta:generator>
  </office:meta>
</office:document-meta>
</file>